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82fcf"/>
    </style:style>
    <style:style style:name="P2" style:family="paragraph" style:parent-style-name="Standard" style:list-style-name="L1">
      <style:text-properties officeooo:rsid="00182fcf" officeooo:paragraph-rsid="00182fcf"/>
    </style:style>
    <style:style style:name="P3" style:family="paragraph" style:parent-style-name="Standard" style:list-style-name="L2">
      <style:text-properties officeooo:rsid="00182fcf" officeooo:paragraph-rsid="001d6829"/>
    </style:style>
    <style:style style:name="P4" style:family="paragraph" style:parent-style-name="Standard" style:list-style-name="L1">
      <style:text-properties officeooo:rsid="0019f8b5" officeooo:paragraph-rsid="0019f8b5"/>
    </style:style>
    <style:style style:name="P5" style:family="paragraph" style:parent-style-name="Standard" style:list-style-name="L2">
      <style:text-properties officeooo:rsid="0019f8b5" officeooo:paragraph-rsid="001d6829"/>
    </style:style>
    <style:style style:name="P6" style:family="paragraph" style:parent-style-name="Standard">
      <style:text-properties officeooo:rsid="0019f8b5" officeooo:paragraph-rsid="001d6829"/>
    </style:style>
    <style:style style:name="P7" style:family="paragraph" style:parent-style-name="Standard" style:list-style-name="L1">
      <style:text-properties officeooo:rsid="001c1c59" officeooo:paragraph-rsid="001c1c59"/>
    </style:style>
    <style:style style:name="P8" style:family="paragraph" style:parent-style-name="Standard" style:list-style-name="L2">
      <style:text-properties officeooo:rsid="001bfe9e" officeooo:paragraph-rsid="001d6829"/>
    </style:style>
    <style:style style:name="P9" style:family="paragraph" style:parent-style-name="Standard" style:list-style-name="L2">
      <style:text-properties officeooo:paragraph-rsid="001d6829"/>
    </style:style>
    <style:style style:name="P10" style:family="paragraph" style:parent-style-name="Heading_20_1">
      <style:text-properties officeooo:rsid="0019f8b5" officeooo:paragraph-rsid="001d6829"/>
    </style:style>
    <style:style style:name="P11" style:family="paragraph" style:parent-style-name="Heading_20_1">
      <style:text-properties officeooo:paragraph-rsid="001d6829"/>
    </style:style>
    <style:style style:name="P12" style:family="paragraph" style:parent-style-name="Title">
      <style:text-properties officeooo:paragraph-rsid="001d6829"/>
    </style:style>
    <style:style style:name="T1" style:family="text">
      <style:text-properties officeooo:rsid="00182fcf"/>
    </style:style>
    <style:style style:name="T2" style:family="text">
      <style:text-properties officeooo:rsid="001daf7f"/>
    </style:style>
    <style:style style:name="T3" style:family="text">
      <style:text-properties officeooo:rsid="001b88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ournal de Bord du groupe &lt;tout le monde&gt;</text:p>
      <text:h text:style-name="P11" text:outline-level="1"><text:date style:data-style-name="N37" text:date-value="2015-01-05T16:12:55.303265964" text:fixed="true">05/01/15</text:date></text:h>
      <text:list xml:id="list5919072819167304364" text:style-name="L2">
        <text:list-item>
          <text:p text:style-name="P9"><text:span text:style-name="T1">Nous avons cloné le dépôt git </text:span><text:a xlink:type="simple" xlink:href="https://github.com/DamienCassou/lille-game-framework.git" text:style-name="Internet_20_link" text:visited-style-name="Visited_20_Internet_20_Link"><text:span text:style-name="T1">lille-game-framework</text:span></text:a><text:span text:style-name="T1">.</text:span></text:p>
        </text:list-item>
        <text:list-item>
          <text:p text:style-name="P3">Nous avons commencé un diagramme UML représentant la structure de ce framework en utilisant <text:a xlink:type="simple" xlink:href="http://www.umlet.com/" text:style-name="Internet_20_link" text:visited-style-name="Visited_20_Internet_20_Link">UMLet</text:a>.</text:p>
        </text:list-item>
        <text:list-item>
          <text:p text:style-name="P5">Nous avons essayé de lire la « doc », mais n'étant pour l'instant pas très fournie, nous attendons de finir l'UML afin de pouvoir mieux analyser le framework.</text:p>
        </text:list-item>
      </text:list>
      <text:p text:style-name="P6"/>
      <text:h text:style-name="P10" text:outline-level="1"><text:date style:data-style-name="N37" text:date-value="2015-01-12T14:44:54.695312250" text:fixed="true">12/01/15</text:date></text:h>
      <text:list xml:id="list163111969846249" text:continue-numbering="true" text:style-name="L2">
        <text:list-item>
          <text:p text:style-name="P5">Nous avons <text:span text:style-name="T3">commencé par un brainstorming sur la conception du jeu (un Zelda-like) et ses contraintes</text:span>.</text:p>
        </text:list-item>
        <text:list-item>
          <text:p text:style-name="P8">Nous avons commencé à créer une classe Main afin de tester le framework existant <text:span text:style-name="T2">(charger une fenêtre avec un background personnalisé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vi Alexandre</meta:initial-creator>
    <meta:creation-date>2015-01-05T16:10:18.296296516</meta:creation-date>
    <dc:date>2015-01-12T16:31:11.538136283</dc:date>
    <dc:creator>Moevi Alexandre</dc:creator>
    <meta:editing-duration>PT1H31M30S</meta:editing-duration>
    <meta:editing-cycles>7</meta:editing-cycles>
    <meta:generator>LibreOffice/4.3.3.2$Linux_x86 LibreOffice_project/430m0$Build-2</meta:generator>
    <meta:document-statistic meta:table-count="0" meta:image-count="0" meta:object-count="0" meta:page-count="1" meta:paragraph-count="8" meta:word-count="102" meta:character-count="605" meta:non-whitespace-character-count="516"/>
  </office:meta>
</office:document-meta>
</file>